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6.7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8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8"/>
    </style:style>
    <style:style style:name="ce2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8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5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6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83" table:default-cell-style-name="ACE-19"/>
        <table:table-row table:style-name="ro1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 table:number-columns-repeated="2"/>
          <table:table-cell table:style-name="ACE-7" table:number-columns-repeated="5"/>
          <table:table-cell table:number-columns-repeated="1014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65" calcext:value-type="float">
            <text:p>665</text:p>
          </table:table-cell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14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ce26" office:value-type="date" office:date-value="2019-02-08" calcext:value-type="date">
            <text:p>2/8</text:p>
          </table:table-cell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4" calcext:value-type="float">
            <text:p>4</text:p>
          </table:table-cell>
          <table:table-cell table:style-name="ACE-7" table:formula="of:=[.F24]" office:value-type="float" office:value="5" calcext:value-type="float">
            <text:p>5</text:p>
          </table:table-cell>
          <table:table-cell table:style-name="ACE-7" table:formula="of:=[.G24]" office:value-type="float" office:value="2" calcext:value-type="float">
            <text:p>2</text:p>
          </table:table-cell>
          <table:table-cell table:style-name="ACE-7" table:formula="of:=[.H24]" office:value-type="float" office:value="2" calcext:value-type="float">
            <text:p>2</text:p>
          </table:table-cell>
          <table:table-cell table:style-name="ACE-7" table:formula="of:=[.I24]" office:value-type="float" office:value="2" calcext:value-type="float">
            <text:p>2</text:p>
          </table:table-cell>
          <table:table-cell table:style-name="ACE-7" table:formula="of:=[.J24]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12" calcext:value-type="float">
            <text:p>12</text:p>
          </table:table-cell>
          <table:table-cell table:style-name="ACE-7" table:formula="of:=[.F65]" office:value-type="float" office:value="13" calcext:value-type="float">
            <text:p>13</text:p>
          </table:table-cell>
          <table:table-cell table:style-name="ACE-7" table:formula="of:=[.G65]" office:value-type="float" office:value="11" calcext:value-type="float">
            <text:p>11</text:p>
          </table:table-cell>
          <table:table-cell table:style-name="ACE-7" table:formula="of:=[.H65]" office:value-type="float" office:value="12" calcext:value-type="float">
            <text:p>12</text:p>
          </table:table-cell>
          <table:table-cell table:style-name="ACE-7" table:formula="of:=[.I65]" office:value-type="float" office:value="7" calcext:value-type="float">
            <text:p>7</text:p>
          </table:table-cell>
          <table:table-cell table:style-name="ACE-7" table:formula="of:=[.J65]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7]+[.E164]+[.E232]+[.E255]" office:value-type="float" office:value="9" calcext:value-type="float">
            <text:p>9</text:p>
          </table:table-cell>
          <table:table-cell table:style-name="ACE-7" table:formula="of:=[.F107]+[.F164]+[.F232]+[.F255]" office:value-type="float" office:value="7" calcext:value-type="float">
            <text:p>7</text:p>
          </table:table-cell>
          <table:table-cell table:style-name="ACE-7" table:formula="of:=[.G107]+[.G164]+[.G232]+[.G255]" office:value-type="float" office:value="6" calcext:value-type="float">
            <text:p>6</text:p>
          </table:table-cell>
          <table:table-cell table:style-name="ACE-7" table:formula="of:=[.H107]+[.H164]+[.H232]+[.H255]" office:value-type="float" office:value="9" calcext:value-type="float">
            <text:p>9</text:p>
          </table:table-cell>
          <table:table-cell table:style-name="ACE-7" table:formula="of:=[.I107]+[.I164]+[.I232]+[.I255]" office:value-type="float" office:value="4" calcext:value-type="float">
            <text:p>4</text:p>
          </table:table-cell>
          <table:table-cell table:style-name="ACE-7" table:formula="of:=[.J107]+[.J164]+[.J232]+[.J255]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1963]" office:value-type="float" office:value="83" calcext:value-type="float">
            <text:p>83</text:p>
          </table:table-cell>
          <table:table-cell table:style-name="ACE-7" table:formula="of:=[.F1963]" office:value-type="float" office:value="67" calcext:value-type="float">
            <text:p>67</text:p>
          </table:table-cell>
          <table:table-cell table:style-name="ACE-7" table:formula="of:=[.G1963]" office:value-type="float" office:value="83" calcext:value-type="float">
            <text:p>83</text:p>
          </table:table-cell>
          <table:table-cell table:style-name="ACE-7" table:formula="of:=[.H1963]" office:value-type="float" office:value="89" calcext:value-type="float">
            <text:p>89</text:p>
          </table:table-cell>
          <table:table-cell table:style-name="ACE-7" table:formula="of:=[.I1963]" office:value-type="float" office:value="68" calcext:value-type="float">
            <text:p>68</text:p>
          </table:table-cell>
          <table:table-cell table:style-name="ACE-7" table:formula="of:=[.J1963]" office:value-type="float" office:value="76" calcext:value-type="float">
            <text:p>7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108" calcext:value-type="float">
            <text:p>108</text:p>
          </table:table-cell>
          <table:table-cell table:style-name="ACE-7" table:formula="of:=SUM([.F4:.F7])" office:value-type="float" office:value="92" calcext:value-type="float">
            <text:p>92</text:p>
          </table:table-cell>
          <table:table-cell table:style-name="ACE-7" table:formula="of:=SUM([.G4:.G7])" office:value-type="float" office:value="102" calcext:value-type="float">
            <text:p>102</text:p>
          </table:table-cell>
          <table:table-cell table:style-name="ACE-7" table:formula="of:=SUM([.H4:.H7])" office:value-type="float" office:value="112" calcext:value-type="float">
            <text:p>112</text:p>
          </table:table-cell>
          <table:table-cell table:style-name="ACE-7" table:formula="of:=SUM([.I4:.I7])" office:value-type="float" office:value="81" calcext:value-type="float">
            <text:p>81</text:p>
          </table:table-cell>
          <table:table-cell table:style-name="ACE-7" table:formula="of:=SUM([.J4:.J7])" office:value-type="float" office:value="94" calcext:value-type="float">
            <text:p>94</text:p>
          </table:table-cell>
          <table:table-cell table:number-columns-repeated="1014"/>
        </table:table-row>
        <table:table-row table:style-name="ro2">
          <table:table-cell table:style-name="ACE-4" table:number-columns-repeated="3"/>
          <table:table-cell table:style-name="ACE-23"/>
          <table:table-cell table:number-columns-repeated="1020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/>
          <table:table-cell table:style-name="ACE-7" table:formula="of:=[.E2]" office:value-type="float" office:value="665" calcext:value-type="float">
            <text:p>665</text:p>
          </table:table-cell>
          <table:table-cell table:style-name="ACE-7" table:formula="of:=[.F2]" office:value-type="float" office:value="664" calcext:value-type="float">
            <text:p>664</text:p>
          </table:table-cell>
          <table:table-cell table:style-name="ACE-7" table:formula="of:=[.G2]" office:value-type="float" office:value="663" calcext:value-type="float">
            <text:p>663</text:p>
          </table:table-cell>
          <table:table-cell table:style-name="ACE-7" table:formula="of:=[.H2]" office:value-type="float" office:value="662" calcext:value-type="float">
            <text:p>662</text:p>
          </table:table-cell>
          <table:table-cell table:style-name="ACE-7" table:formula="of:=[.I2]" office:value-type="float" office:value="661" calcext:value-type="float">
            <text:p>661</text:p>
          </table:table-cell>
          <table:table-cell table:style-name="ACE-7" table:formula="of:=[.J2]" office:value-type="float" office:value="660" calcext:value-type="float">
            <text:p>660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08" calcext:value-type="date">
            <text:p>2/8</text:p>
          </table:table-cell>
          <table:table-cell table:style-name="ACE-30" table:formula="of:=[.F3]" office:value-type="date" office:date-value="2019-02-01" calcext:value-type="date">
            <text:p>2/1</text:p>
          </table:table-cell>
          <table:table-cell table:style-name="ACE-30" table:formula="of:=[.G3]" office:value-type="date" office:date-value="2019-01-25" calcext:value-type="date">
            <text:p>1/25</text:p>
          </table:table-cell>
          <table:table-cell table:style-name="ACE-30" table:formula="of:=[.H3]" office:value-type="date" office:date-value="2019-01-18" calcext:value-type="date">
            <text:p>1/18</text:p>
          </table:table-cell>
          <table:table-cell table:style-name="ACE-30" table:formula="of:=[.I3]" office:value-type="date" office:date-value="2019-01-11" calcext:value-type="date">
            <text:p>1/11</text:p>
          </table:table-cell>
          <table:table-cell table:style-name="ACE-30" table:formula="of:=[.J3]" office:value-type="date" office:date-value="2019-01-04" calcext:value-type="date">
            <text:p>1/4</text:p>
          </table:table-cell>
          <table:table-cell table:number-columns-repeated="1014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탁이</text:p>
          </table:table-cell>
          <table:table-cell table:style-name="ACE-6" office:value-type="string" calcext:value-type="string">
            <text:p>23대회장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릴리</text:p>
          </table:table-cell>
          <table:table-cell table:style-name="ACE-6" office:value-type="string" calcext:value-type="string">
            <text:p>정모담당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4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앤</text:p>
          </table:table-cell>
          <table:table-cell table:style-name="ACE-6" office:value-type="string" calcext:value-type="string">
            <text:p>뒤푸리담당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4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엘렌</text:p>
          </table:table-cell>
          <table:table-cell table:style-name="ACE-6" office:value-type="string" calcext:value-type="string">
            <text:p>출석부담당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4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아이미</text:p>
          </table:table-cell>
          <table:table-cell table:style-name="ACE-6" office:value-type="string" calcext:value-type="string">
            <text:p>홍보담당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보배</text:p>
          </table:table-cell>
          <table:table-cell table:style-name="ACE-6" office:value-type="string" calcext:value-type="string">
            <text:p>강습담당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바다</text:p>
          </table:table-cell>
          <table:table-cell table:style-name="ACE-6" office:value-type="string" calcext:value-type="string">
            <text:p>회계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4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6" office:value-type="string" calcext:value-type="string">
            <text:p>정모&amp;생일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6" office:value-type="string" calcext:value-type="string">
            <text:p>정모담당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6" office:value-type="string" calcext:value-type="string">
            <text:p>정모&amp;사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6" office:value-type="string" calcext:value-type="string">
            <text:p>사진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6" office:value-type="string" calcext:value-type="string">
            <text:p>게시판&amp;등업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2:.E23])" office:value-type="float" office:value="4" calcext:value-type="float">
            <text:p>4</text:p>
          </table:table-cell>
          <table:table-cell table:style-name="ACE-3" table:formula="of:=SUM([.F12:.F23])" office:value-type="float" office:value="5" calcext:value-type="float">
            <text:p>5</text:p>
          </table:table-cell>
          <table:table-cell table:style-name="ACE-3" table:formula="of:=SUM([.G12:.G23])" office:value-type="float" office:value="2" calcext:value-type="float">
            <text:p>2</text:p>
          </table:table-cell>
          <table:table-cell table:style-name="ACE-3" table:formula="of:=SUM([.H12:.H23])" office:value-type="float" office:value="2" calcext:value-type="float">
            <text:p>2</text:p>
          </table:table-cell>
          <table:table-cell table:style-name="ACE-3" table:formula="of:=SUM([.I12:.I23])" office:value-type="float" office:value="2" calcext:value-type="float">
            <text:p>2</text:p>
          </table:table-cell>
          <table:table-cell table:style-name="ACE-3" table:formula="of:=SUM([.J12:.J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9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5" calcext:value-type="float">
            <text:p>665</text:p>
          </table:table-cell>
          <table:table-cell table:style-name="ACE-7" table:formula="of:=[.F2]" office:value-type="float" office:value="664" calcext:value-type="float">
            <text:p>664</text:p>
          </table:table-cell>
          <table:table-cell table:style-name="ACE-7" table:formula="of:=[.G2]" office:value-type="float" office:value="663" calcext:value-type="float">
            <text:p>663</text:p>
          </table:table-cell>
          <table:table-cell table:style-name="ACE-7" table:formula="of:=[.H2]" office:value-type="float" office:value="662" calcext:value-type="float">
            <text:p>662</text:p>
          </table:table-cell>
          <table:table-cell table:style-name="ACE-7" table:formula="of:=[.I2]" office:value-type="float" office:value="661" calcext:value-type="float">
            <text:p>661</text:p>
          </table:table-cell>
          <table:table-cell table:style-name="ACE-7" table:formula="of:=[.J2]" office:value-type="float" office:value="660" calcext:value-type="float">
            <text:p>660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08" calcext:value-type="date">
            <text:p>2/8</text:p>
          </table:table-cell>
          <table:table-cell table:style-name="ACE-30" table:formula="of:=[.F3]" office:value-type="date" office:date-value="2019-02-01" calcext:value-type="date">
            <text:p>2/1</text:p>
          </table:table-cell>
          <table:table-cell table:style-name="ACE-30" table:formula="of:=[.G3]" office:value-type="date" office:date-value="2019-01-25" calcext:value-type="date">
            <text:p>1/25</text:p>
          </table:table-cell>
          <table:table-cell table:style-name="ACE-30" table:formula="of:=[.H3]" office:value-type="date" office:date-value="2019-01-18" calcext:value-type="date">
            <text:p>1/18</text:p>
          </table:table-cell>
          <table:table-cell table:style-name="ACE-30" table:formula="of:=[.I3]" office:value-type="date" office:date-value="2019-01-11" calcext:value-type="date">
            <text:p>1/11</text:p>
          </table:table-cell>
          <table:table-cell table:style-name="ACE-30" table:formula="of:=[.J3]" office:value-type="date" office:date-value="2019-01-04" calcext:value-type="date">
            <text:p>1/4</text:p>
          </table:table-cell>
          <table:table-cell table:number-columns-repeated="1014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리화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4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리키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 office:value-type="string" calcext:value-type="string">
            <text:p>경기장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 office:value-type="string" calcext:value-type="string">
            <text:p>리진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4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준이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4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 office:value-type="string" calcext:value-type="string">
            <text:p>실크샤인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 office:value-type="string" calcext:value-type="string">
            <text:p>아이스티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쾌백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4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바닐라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4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미엘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박철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초코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 office:value-type="string" calcext:value-type="string">
            <text:p>조대식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보름달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4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허니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4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스칼렛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28:.E64])" office:value-type="float" office:value="12" calcext:value-type="float">
            <text:p>12</text:p>
          </table:table-cell>
          <table:table-cell table:style-name="ACE-3" table:formula="of:=SUM([.F28:.F64])" office:value-type="float" office:value="13" calcext:value-type="float">
            <text:p>13</text:p>
          </table:table-cell>
          <table:table-cell table:style-name="ACE-3" table:formula="of:=SUM([.G28:.G64])" office:value-type="float" office:value="11" calcext:value-type="float">
            <text:p>11</text:p>
          </table:table-cell>
          <table:table-cell table:style-name="ACE-3" table:formula="of:=SUM([.H28:.H64])" office:value-type="float" office:value="12" calcext:value-type="float">
            <text:p>12</text:p>
          </table:table-cell>
          <table:table-cell table:style-name="ACE-3" table:formula="of:=SUM([.I28:.I64])" office:value-type="float" office:value="7" calcext:value-type="float">
            <text:p>7</text:p>
          </table:table-cell>
          <table:table-cell table:style-name="ACE-3" table:formula="of:=SUM([.J28:.J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49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5" calcext:value-type="float">
            <text:p>665</text:p>
          </table:table-cell>
          <table:table-cell table:style-name="ACE-7" table:formula="of:=[.F2]" office:value-type="float" office:value="664" calcext:value-type="float">
            <text:p>664</text:p>
          </table:table-cell>
          <table:table-cell table:style-name="ACE-7" table:formula="of:=[.G2]" office:value-type="float" office:value="663" calcext:value-type="float">
            <text:p>663</text:p>
          </table:table-cell>
          <table:table-cell table:style-name="ACE-7" table:formula="of:=[.H2]" office:value-type="float" office:value="662" calcext:value-type="float">
            <text:p>662</text:p>
          </table:table-cell>
          <table:table-cell table:style-name="ACE-7" table:formula="of:=[.I2]" office:value-type="float" office:value="661" calcext:value-type="float">
            <text:p>661</text:p>
          </table:table-cell>
          <table:table-cell table:style-name="ACE-7" table:formula="of:=[.J2]" office:value-type="float" office:value="660" calcext:value-type="float">
            <text:p>660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7" table:formula="of:=[.B110]" office:value-type="string" office:string-value="닉네임" calcext:value-type="string">
            <text:p>닉네임</text:p>
          </table:table-cell>
          <table:table-cell table:style-name="ACE-7" table:formula="of:=[.C110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08" calcext:value-type="date">
            <text:p>2/8</text:p>
          </table:table-cell>
          <table:table-cell table:style-name="ACE-30" table:formula="of:=[.F3]" office:value-type="date" office:date-value="2019-02-01" calcext:value-type="date">
            <text:p>2/1</text:p>
          </table:table-cell>
          <table:table-cell table:style-name="ACE-30" table:formula="of:=[.G3]" office:value-type="date" office:date-value="2019-01-25" calcext:value-type="date">
            <text:p>1/25</text:p>
          </table:table-cell>
          <table:table-cell table:style-name="ACE-30" table:formula="of:=[.H3]" office:value-type="date" office:date-value="2019-01-18" calcext:value-type="date">
            <text:p>1/18</text:p>
          </table:table-cell>
          <table:table-cell table:style-name="ACE-30" table:formula="of:=[.I3]" office:value-type="date" office:date-value="2019-01-11" calcext:value-type="date">
            <text:p>1/11</text:p>
          </table:table-cell>
          <table:table-cell table:style-name="ACE-30" table:formula="of:=[.J3]" office:value-type="date" office:date-value="2019-01-04" calcext:value-type="date">
            <text:p>1/4</text:p>
          </table:table-cell>
          <table:table-cell table:number-columns-repeated="1014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뉴욕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미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style-name="ACE-32"/>
          <table:table-cell table:style-name="ACE-26" table:number-columns-repeated="964"/>
          <table:table-cell table:number-columns-repeated="49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비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에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행크무디</text:p>
          </table:table-cell>
          <table:table-cell table:style-name="ACE-6" office:value-type="string" calcext:value-type="string">
            <text:p>수원매너살사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알렉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 office:value-type="string" calcext:value-type="string">
            <text:p>유리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지로</text:p>
          </table:table-cell>
          <table:table-cell table:style-name="ACE-6" office:value-type="string" calcext:value-type="string">
            <text:p>카네기스쿨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지민</text:p>
          </table:table-cell>
          <table:table-cell table:style-name="ACE-6" office:value-type="string" calcext:value-type="string">
            <text:p>웨스트리버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/>
          <table:table-cell table:style-name="ACE-6" office:value-type="string" calcext:value-type="string">
            <text:p>부천웨버</text:p>
          </table:table-cell>
          <table:table-cell table:style-name="ACE-7" table:number-columns-repeated="7"/>
          <table:table-cell table:style-name="ACE-32"/>
          <table:table-cell table:style-name="ACE-26" table:number-columns-repeated="30"/>
          <table:table-cell table:number-columns-repeated="983"/>
        </table:table-row>
        <table:table-row table:style-name="ro2">
          <table:table-cell table:style-name="ACE-7"/>
          <table:table-cell table:style-name="ACE-6" office:value-type="string" calcext:value-type="string">
            <text:p>베카</text:p>
          </table:table-cell>
          <table:table-cell table:style-name="ACE-6"/>
          <table:table-cell table:style-name="ACE-7" table:number-columns-repeated="7"/>
          <table:table-cell table:style-name="ACE-32"/>
          <table:table-cell table:style-name="ACE-26" table:number-columns-repeated="30"/>
          <table:table-cell table:number-columns-repeated="983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그레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줄리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 office:value-type="string" calcext:value-type="string">
            <text:p>블랙박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얌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켈리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style-name="ACE-32"/>
          <table:table-cell table:style-name="ACE-26" table:number-columns-repeated="30"/>
          <table:table-cell table:number-columns-repeated="983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럭비공</text:p>
          </table:table-cell>
          <table:table-cell table:style-name="ACE-6" office:value-type="string" calcext:value-type="string">
            <text:p>살사로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4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파랑</text:p>
          </table:table-cell>
          <table:table-cell table:style-name="ACE-6"/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아레</text:p>
          </table:table-cell>
          <table:table-cell table:style-name="ACE-6"/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인티</text:p>
          </table:table-cell>
          <table:table-cell table:style-name="ACE-6"/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힐튼(분살포)</text:p>
          </table:table-cell>
          <table:table-cell table:style-name="ACE-6"/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너구리(분살포)</text:p>
          </table:table-cell>
          <table:table-cell table:style-name="ACE-6"/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까담(TOP)</text:p>
          </table:table-cell>
          <table:table-cell table:style-name="ACE-6"/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라벤더(TOP)</text:p>
          </table:table-cell>
          <table:table-cell table:style-name="ACE-6"/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리틀프린스(TOP)</text:p>
          </table:table-cell>
          <table:table-cell table:style-name="ACE-6"/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루스(살포)</text:p>
          </table:table-cell>
          <table:table-cell table:style-name="ACE-6"/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14"/>
        </table:table-row>
        <table:table-row table:style-name="ro2">
          <table:table-cell table:style-name="ACE-7"/>
          <table:table-cell table:style-name="ACE-6" office:value-type="string" calcext:value-type="string">
            <text:p>샐리(살포)</text:p>
          </table:table-cell>
          <table:table-cell table:style-name="ACE-6"/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4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/>
          <table:table-cell table:style-name="ACE-6"/>
          <table:table-cell table:style-name="ACE-6" office:value-type="string" calcext:value-type="string">
            <text:p>호랭이클럽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69:.E106])" office:value-type="float" office:value="7" calcext:value-type="float">
            <text:p>7</text:p>
          </table:table-cell>
          <table:table-cell table:style-name="ACE-3" table:formula="of:=SUM([.F69:.F106])" office:value-type="float" office:value="4" calcext:value-type="float">
            <text:p>4</text:p>
          </table:table-cell>
          <table:table-cell table:style-name="ACE-3" table:formula="of:=SUM([.G69:.G106])" office:value-type="float" office:value="5" calcext:value-type="float">
            <text:p>5</text:p>
          </table:table-cell>
          <table:table-cell table:style-name="ACE-3" table:formula="of:=SUM([.H69:.H106])" office:value-type="float" office:value="5" calcext:value-type="float">
            <text:p>5</text:p>
          </table:table-cell>
          <table:table-cell table:style-name="ACE-3" table:formula="of:=SUM([.I69:.I106])" office:value-type="float" office:value="3" calcext:value-type="float">
            <text:p>3</text:p>
          </table:table-cell>
          <table:table-cell table:style-name="ACE-3" table:formula="of:=SUM([.J69:.J106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49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5" calcext:value-type="float">
            <text:p>665</text:p>
          </table:table-cell>
          <table:table-cell table:style-name="ACE-7" table:formula="of:=[.F2]" office:value-type="float" office:value="664" calcext:value-type="float">
            <text:p>664</text:p>
          </table:table-cell>
          <table:table-cell table:style-name="ACE-7" table:formula="of:=[.G2]" office:value-type="float" office:value="663" calcext:value-type="float">
            <text:p>663</text:p>
          </table:table-cell>
          <table:table-cell table:style-name="ACE-7" table:formula="of:=[.H2]" office:value-type="float" office:value="662" calcext:value-type="float">
            <text:p>662</text:p>
          </table:table-cell>
          <table:table-cell table:style-name="ACE-7" table:formula="of:=[.I2]" office:value-type="float" office:value="661" calcext:value-type="float">
            <text:p>661</text:p>
          </table:table-cell>
          <table:table-cell table:style-name="ACE-7" table:formula="of:=[.J2]" office:value-type="float" office:value="660" calcext:value-type="float">
            <text:p>660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08" calcext:value-type="date">
            <text:p>2/8</text:p>
          </table:table-cell>
          <table:table-cell table:style-name="ACE-30" table:formula="of:=[.F3]" office:value-type="date" office:date-value="2019-02-01" calcext:value-type="date">
            <text:p>2/1</text:p>
          </table:table-cell>
          <table:table-cell table:style-name="ACE-30" table:formula="of:=[.G3]" office:value-type="date" office:date-value="2019-01-25" calcext:value-type="date">
            <text:p>1/25</text:p>
          </table:table-cell>
          <table:table-cell table:style-name="ACE-30" table:formula="of:=[.H3]" office:value-type="date" office:date-value="2019-01-18" calcext:value-type="date">
            <text:p>1/18</text:p>
          </table:table-cell>
          <table:table-cell table:style-name="ACE-30" table:formula="of:=[.I3]" office:value-type="date" office:date-value="2019-01-11" calcext:value-type="date">
            <text:p>1/11</text:p>
          </table:table-cell>
          <table:table-cell table:style-name="ACE-30" table:formula="of:=[.J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3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풀향기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딸기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비해피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하하하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파티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마시제인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즈믄녀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케이지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까치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잠만보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4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 office:value-type="string" calcext:value-type="string">
            <text:p>인도인형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 office:value-type="string" calcext:value-type="string">
            <text:p>블랙스완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에디곽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 office:value-type="string" calcext:value-type="string">
            <text:p>하랑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4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 office:value-type="string" calcext:value-type="string">
            <text:p>바넷사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 office:value-type="string" calcext:value-type="string">
            <text:p>헤라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11:.E163])" office:value-type="float" office:value="2" calcext:value-type="float">
            <text:p>2</text:p>
          </table:table-cell>
          <table:table-cell table:style-name="ACE-3" table:formula="of:=SUM([.F111:.F163])" office:value-type="float" office:value="2" calcext:value-type="float">
            <text:p>2</text:p>
          </table:table-cell>
          <table:table-cell table:style-name="ACE-3" table:formula="of:=SUM([.G111:.G163])" office:value-type="float" office:value="1" calcext:value-type="float">
            <text:p>1</text:p>
          </table:table-cell>
          <table:table-cell table:style-name="ACE-3" table:formula="of:=SUM([.H111:.H163])" office:value-type="float" office:value="2" calcext:value-type="float">
            <text:p>2</text:p>
          </table:table-cell>
          <table:table-cell table:style-name="ACE-3" table:formula="of:=SUM([.I111:.I163])" office:value-type="float" office:value="1" calcext:value-type="float">
            <text:p>1</text:p>
          </table:table-cell>
          <table:table-cell table:style-name="ACE-3" table:formula="of:=SUM([.J111:.J16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9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5" calcext:value-type="float">
            <text:p>665</text:p>
          </table:table-cell>
          <table:table-cell table:style-name="ACE-7" table:formula="of:=[.F2]" office:value-type="float" office:value="664" calcext:value-type="float">
            <text:p>664</text:p>
          </table:table-cell>
          <table:table-cell table:style-name="ACE-7" table:formula="of:=[.G2]" office:value-type="float" office:value="663" calcext:value-type="float">
            <text:p>663</text:p>
          </table:table-cell>
          <table:table-cell table:style-name="ACE-7" table:formula="of:=[.H2]" office:value-type="float" office:value="662" calcext:value-type="float">
            <text:p>662</text:p>
          </table:table-cell>
          <table:table-cell table:style-name="ACE-7" table:formula="of:=[.I2]" office:value-type="float" office:value="661" calcext:value-type="float">
            <text:p>661</text:p>
          </table:table-cell>
          <table:table-cell table:style-name="ACE-7" table:formula="of:=[.J2]" office:value-type="float" office:value="660" calcext:value-type="float">
            <text:p>660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ce26" table:formula="of:=[.E3]" office:value-type="date" office:date-value="2019-02-08" calcext:value-type="date">
            <text:p>2/8</text:p>
          </table:table-cell>
          <table:table-cell table:style-name="ACE-30" table:formula="of:=[.F3]" office:value-type="date" office:date-value="2019-02-01" calcext:value-type="date">
            <text:p>2/1</text:p>
          </table:table-cell>
          <table:table-cell table:style-name="ACE-30" table:formula="of:=[.G3]" office:value-type="date" office:date-value="2019-01-25" calcext:value-type="date">
            <text:p>1/25</text:p>
          </table:table-cell>
          <table:table-cell table:style-name="ACE-30" table:formula="of:=[.H3]" office:value-type="date" office:date-value="2019-01-18" calcext:value-type="date">
            <text:p>1/18</text:p>
          </table:table-cell>
          <table:table-cell table:style-name="ACE-30" table:formula="of:=[.I3]" office:value-type="date" office:date-value="2019-01-11" calcext:value-type="date">
            <text:p>1/11</text:p>
          </table:table-cell>
          <table:table-cell table:style-name="ACE-30" table:formula="of:=[.J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3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춤추는짱가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히비스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 office:value-type="string" calcext:value-type="string">
            <text:p>로이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 office:value-type="string" calcext:value-type="string">
            <text:p>엘르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 office:value-type="string" calcext:value-type="string">
            <text:p>라프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 office:value-type="string" calcext:value-type="string">
            <text:p>리코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화이트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 office:value-type="string" calcext:value-type="string">
            <text:p>제인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 office:value-type="string" calcext:value-type="string">
            <text:p>리카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ACE-6" office:value-type="string" calcext:value-type="string">
            <text:p>스테이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ACE-6" office:value-type="string" calcext:value-type="string">
            <text:p>모터스맨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ACE-6" office:value-type="string" calcext:value-type="string">
            <text:p>루카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ACE-6" office:value-type="string" calcext:value-type="string">
            <text:p>네오칼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ACE-6" office:value-type="string" calcext:value-type="string">
            <text:p>티나</text:p>
          </table:table-cell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ACE-6" office:value-type="string" calcext:value-type="string">
            <text:p>미쉘2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4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ACE-6" office:value-type="string" calcext:value-type="string">
            <text:p>ROY7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4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8:.D231])" office:value-type="float" office:value="0" calcext:value-type="float">
            <text:p>0</text:p>
          </table:table-cell>
          <table:table-cell table:style-name="ce4" table:formula="of:=SUM([.E168:.E231])" office:value-type="float" office:value="0" calcext:value-type="float">
            <text:p>0</text:p>
          </table:table-cell>
          <table:table-cell table:style-name="ACE-3" table:formula="of:=SUM([.F168:.F231])" office:value-type="float" office:value="0" calcext:value-type="float">
            <text:p>0</text:p>
          </table:table-cell>
          <table:table-cell table:style-name="ACE-3" table:formula="of:=SUM([.G168:.G231])" office:value-type="float" office:value="0" calcext:value-type="float">
            <text:p>0</text:p>
          </table:table-cell>
          <table:table-cell table:style-name="ACE-3" table:formula="of:=SUM([.H168:.H231])" office:value-type="float" office:value="2" calcext:value-type="float">
            <text:p>2</text:p>
          </table:table-cell>
          <table:table-cell table:style-name="ACE-3" table:formula="of:=SUM([.I168:.I231])" office:value-type="float" office:value="0" calcext:value-type="float">
            <text:p>0</text:p>
          </table:table-cell>
          <table:table-cell table:style-name="ACE-3" table:formula="of:=SUM([.J168:.J231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9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5" calcext:value-type="float">
            <text:p>665</text:p>
          </table:table-cell>
          <table:table-cell table:style-name="ACE-7" table:formula="of:=[.F2]" office:value-type="float" office:value="664" calcext:value-type="float">
            <text:p>664</text:p>
          </table:table-cell>
          <table:table-cell table:style-name="ACE-7" table:formula="of:=[.G2]" office:value-type="float" office:value="663" calcext:value-type="float">
            <text:p>663</text:p>
          </table:table-cell>
          <table:table-cell table:style-name="ACE-7" table:formula="of:=[.H2]" office:value-type="float" office:value="662" calcext:value-type="float">
            <text:p>662</text:p>
          </table:table-cell>
          <table:table-cell table:style-name="ACE-7" table:formula="of:=[.I2]" office:value-type="float" office:value="661" calcext:value-type="float">
            <text:p>661</text:p>
          </table:table-cell>
          <table:table-cell table:style-name="ACE-7" table:formula="of:=[.J2]" office:value-type="float" office:value="660" calcext:value-type="float">
            <text:p>660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무료입장횟수</text:p>
          </table:table-cell>
          <table:table-cell table:style-name="ce26" table:formula="of:=[.E3]" office:value-type="date" office:date-value="2019-02-08" calcext:value-type="date">
            <text:p>2/8</text:p>
          </table:table-cell>
          <table:table-cell table:style-name="ACE-30" table:formula="of:=[.F3]" office:value-type="date" office:date-value="2019-02-01" calcext:value-type="date">
            <text:p>2/1</text:p>
          </table:table-cell>
          <table:table-cell table:style-name="ACE-30" table:formula="of:=[.G3]" office:value-type="date" office:date-value="2019-01-25" calcext:value-type="date">
            <text:p>1/25</text:p>
          </table:table-cell>
          <table:table-cell table:style-name="ACE-30" table:formula="of:=[.H3]" office:value-type="date" office:date-value="2019-01-18" calcext:value-type="date">
            <text:p>1/18</text:p>
          </table:table-cell>
          <table:table-cell table:style-name="ACE-30" table:formula="of:=[.I3]" office:value-type="date" office:date-value="2019-01-11" calcext:value-type="date">
            <text:p>1/11</text:p>
          </table:table-cell>
          <table:table-cell table:style-name="ACE-30" table:formula="of:=[.J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3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4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7"/>
          <table:table-cell table:number-columns-repeated="1014"/>
        </table:table-row>
        <table:table-row table:style-name="ro2" table:number-rows-repeated="7">
          <table:table-cell table:style-name="ACE-7"/>
          <table:table-cell table:style-name="ACE-6"/>
          <table:table-cell table:style-name="ACE-7" table:number-columns-repeated="8"/>
          <table:table-cell table:number-columns-repeated="1014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6:.D254])" office:value-type="float" office:value="0" calcext:value-type="float">
            <text:p>0</text:p>
          </table:table-cell>
          <table:table-cell table:style-name="ce4" table:formula="of:=SUM([.E236:.E254])" office:value-type="float" office:value="0" calcext:value-type="float">
            <text:p>0</text:p>
          </table:table-cell>
          <table:table-cell table:style-name="ACE-3" table:formula="of:=SUM([.F236:.F254])" office:value-type="float" office:value="1" calcext:value-type="float">
            <text:p>1</text:p>
          </table:table-cell>
          <table:table-cell table:style-name="ACE-3" table:formula="of:=SUM([.G236:.G254])" office:value-type="float" office:value="0" calcext:value-type="float">
            <text:p>0</text:p>
          </table:table-cell>
          <table:table-cell table:style-name="ACE-3" table:formula="of:=SUM([.H236:.H254])" office:value-type="float" office:value="0" calcext:value-type="float">
            <text:p>0</text:p>
          </table:table-cell>
          <table:table-cell table:style-name="ACE-3" table:formula="of:=SUM([.I236:.I254])" office:value-type="float" office:value="0" calcext:value-type="float">
            <text:p>0</text:p>
          </table:table-cell>
          <table:table-cell table:style-name="ACE-3" table:formula="of:=SUM([.J236:.J254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49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17"/>
          <table:table-cell table:style-name="ACE-27" table:number-columns-repeated="30"/>
          <table:table-cell table:number-columns-repeated="983"/>
        </table:table-row>
        <table:table-row table:style-name="ro2" table:visibility="collapse">
          <table:table-cell table:style-name="ACE-7" table:formula="of:=[.A257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58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P261:.AP2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collapse">
          <table:table-cell table:style-name="ACE-7" table:formula="of:=[.A261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P262:.AP26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P263:.AP26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P265:.AP26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P266:.AP26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P267:.AP26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P268:.AP26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P269:.AP2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7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P274:.AP27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P275:.AP27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P278:.AP27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P279:.AP27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P282:.AP28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P283:.AP28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P284:.AP2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P287:.AP28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P288:.AP28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P289:.AP28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P290:.AP29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P294:.AP29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P295:.AP29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P296:.AP29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P297:.AP2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3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P302:.AP30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P303:.AP30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P305:.AP30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P306:.AP30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P307:.AP30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09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P311:.AP31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P315:.AP31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P316:.AP31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P319:.AP3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P320:.AP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P322:.AP32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P324:.AP32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P325:.AP3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P326:.AP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P328:.AP3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P330:.AP33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P331:.AP33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P334:.AP33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P337:.AP3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P340:.AP3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P343:.AP34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3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P345:.AP345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P351:.AP35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P353:.AP35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P354:.AP35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P355:.AP35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P357:.AP35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P358:.AP35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P362:.AP36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P363:.AP36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P364:.AP36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P369:.AP36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P371:.AP371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P372:.AP37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P373:.AP37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P374:.AP37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P376:.AP37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P377:.AP37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P378:.AP3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P379:.AP37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P380:.AP3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P382:.AP38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P384:.AP38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P385:.AP3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P387:.AP38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P388:.AP38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P389:.AP38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P390:.AP39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P391:.AP39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P392:.AP39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P393:.AP393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P397:.AP39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P399:.AP39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P402:.AP40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P404:.AP40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P405:.AP40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P407:.AP40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P408:.AP40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P409:.AP40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P412:.AP4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P415:.AP41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P417:.AP41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P420:.AP42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4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P423:.AP42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P425:.AP4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P427:.AP42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P428:.AP42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P432:.AP43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P435:.AP4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P439:.AP4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K441:.N44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K443:.N44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K444:.N44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K447:.N44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K450:.N45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K451:.N45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K453:.N4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K454:.N45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K459:.N45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K460:.N46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K461:.N46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P465:.AP46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P467:.AP46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P471:.AP47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P473:.AP4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P476:.AP47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P477:.AP47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P478:.AP478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P479:.AP4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P482:.AP48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P483:.AP4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P484:.AP48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P485:.AP48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P488:.AP48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P489:.AP48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P490:.AP49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P495:.AP49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4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P501:.AP50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P503:.AP50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P508:.AP50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P509:.AP50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P512:.AP5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P513:.AP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P515:.AP51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P516:.AP51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P519:.AP5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P522:.AP5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P523:.AP52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P524:.AP52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P527:.AP52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P528:.AP5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O530:.AO53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O532:.AO53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O533:.AO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O535:.AO5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O536:.AO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O537:.AO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O538:.AO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O539:.AO53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O540:.AO54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O541:.AO54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O543:.AO5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O545:.AO54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O546:.AO5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O547:.AO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O549:.AO54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O550:.AO55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O554:.AO5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O556:.AO55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O557:.AO5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O560:.AO56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O561:.AO56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3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O563:.AO563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O566:.AO5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O567:.AO56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O568:.AO56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O570:.AO57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O573:.AO5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O574:.AO57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O577:.AO5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O580:.AO58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O582:.AO5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O584:.AO58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O586:.AO58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O587:.AO5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O588:.AO58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O589:.AO58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O590:.AO59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O591:.AO59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O592:.AO59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O594:.AO59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O595:.AO59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O599:.AO59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O602:.AO60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O603:.AO603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O605:.AO60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O607:.AO60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O608:.AO60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O609:.AO60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O612:.AO61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O613:.AO61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O614:.AO61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O615:.AO61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O616:.AO61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O617:.AO61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O619:.AO61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O620:.AO62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O621:.AO6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O622:.AO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O626:.AO62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O628:.AO6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O633:.AO6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O635:.AO63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O636:.AO636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O639:.AO6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O640:.AO64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O644:.AO64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O645:.AO64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O646:.AO64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O647:.AO6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O649:.AO64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O650:.AO65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Q652:.AQ65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Q654:.AQ6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Q659:.AQ659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Q660:.AQ66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Q661:.AQ6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Q664:.AQ66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Q667:.AQ66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Q668:.AQ66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Q669:.AQ66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Q672:.AQ67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Q673:.AQ6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Q674:.AQ67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Q677:.AQ67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Q679:.AQ6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Q680:.AQ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Q681:.AQ68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Q682:.AQ68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Q685:.AQ6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Q687:.AQ68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Q688:.AQ68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Q689:.AQ68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Q691:.AQ69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Q695:.AQ69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Q697:.AQ69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Q698:.AQ6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Q699:.AQ69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Q706:.AQ70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Q707:.AQ70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Q708:.AQ70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Q711:.AQ711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Q713:.AQ7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Q718:.AQ71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Q719:.AQ7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Q720:.AQ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Q721:.AQ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Q722:.AQ72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Q723:.AQ72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Q725:.AQ7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Q726:.AQ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Q727:.AQ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Q729:.AQ7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Q730:.AQ73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Q733:.AQ73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Q741:.AQ74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Q745:.AQ74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Q748:.AQ74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Q749:.AQ74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Q752:.AQ7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Q755:.AQ75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Q757:.AQ75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Q759:.AQ75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Q762:.AQ76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Q763:.AQ7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Q768:.AQ7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Q771:.AQ77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Q774:.AQ77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Q775:.AQ77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Q776:.AQ77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Q778:.AQ77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Q779:.AQ77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Q780:.AQ78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Q781:.AQ78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Q782:.AQ7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Q784:.AQ78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9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X794:.AX79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X795:.AX79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X797:.AX79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X799:.AX79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X800:.AX80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X807:.AX80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9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9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9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9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X811:.AX81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X812:.AX81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X813:.AX81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X816:.AX81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X817:.AX81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X819:.AX8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X823:.AX82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X827:.AX82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X828:.AX82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3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X829:.AX829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X831:.AX83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X834:.AX83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8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X839:.AX83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3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X840:.AX84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X845:.AX84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X846:.AX84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X850:.AX85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8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X857:.AX85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X861:.AX86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X862:.AX8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X864:.AX86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X865:.AX86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X869:.AX8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X870:.AX87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X874:.AX87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X875:.AX87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X877:.AX87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X880:.AX88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X881:.AX88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X882:.AX8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X883:.AX88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X884:.AX88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X886:.AX88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X888:.AX88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X889:.AX88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X890:.AX89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X896:.AX8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X905:.AX90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X906:.AX90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X907:.AX90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X911:.AX91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X913:.AX9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X917:.AX91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X921:.AX92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X923:.AX923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X925:.AX92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X926:.AX92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X927:.AX92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X934:.AX9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X935:.AX935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X938:.AX93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X940:.AX94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X943:.AX94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X944:.AX94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X945:.AX94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X946:.AX94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X949:.AX94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X951:.AX9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9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X952:.AX95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X953:.AX9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X954:.AX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K956:.AD95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K959:.AD95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K960:.AD96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K961:.AD9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K962:.AD96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K963:.AD96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K965:.AD96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65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K967:.AD9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K968:.AD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K971:.AD97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K972:.AD97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K973:.AD97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K974:.AD97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K976:.AD97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K978:.AD9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K979:.AD97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K980:.AD98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K984:.AD984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K986:.AD9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86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K987:.AD98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K988:.AD98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K990:.AD99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K991:.AD99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K992:.AD99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K993:.AD99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K995:.AD99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97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K1000:.AD100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K1001:.AD100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K1002:.AD100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0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K1005:.AD100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0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K1010:.AD101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1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K1016:.AD101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K1017:.AD101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K1018:.AD101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K1019:.AD1019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K1020:.AD1020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K1021:.AD102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K1022:.AD1022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K1023:.AD1023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K1025:.AD1025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K1026:.AD102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K1027:.AD102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K1028:.AD102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31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K1032:.AD103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35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K1036:.AD103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K1040:.AD10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K1042:.AD104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K1046:.AD1046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K1047:.AD1047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K1048:.AD1048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/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K1051:.AD1051])" office:value-type="float" office:value="0" calcext:value-type="float">
            <text:p>0</text:p>
          </table:table-cell>
          <table:table-cell table:style-name="ce2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9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K1052:.AD10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K1053:.AD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25"/>
          <table:table-cell table:style-name="ACE-7" table:formula="of:=[.E2]" office:value-type="float" office:value="665" calcext:value-type="float">
            <text:p>665</text:p>
          </table:table-cell>
          <table:table-cell table:style-name="ACE-7" table:formula="of:=[.F2]" office:value-type="float" office:value="664" calcext:value-type="float">
            <text:p>664</text:p>
          </table:table-cell>
          <table:table-cell table:style-name="ACE-7" table:formula="of:=[.G2]" office:value-type="float" office:value="663" calcext:value-type="float">
            <text:p>663</text:p>
          </table:table-cell>
          <table:table-cell table:style-name="ACE-7" table:formula="of:=[.H2]" office:value-type="float" office:value="662" calcext:value-type="float">
            <text:p>662</text:p>
          </table:table-cell>
          <table:table-cell table:style-name="ACE-7" table:formula="of:=[.I2]" office:value-type="float" office:value="661" calcext:value-type="float">
            <text:p>661</text:p>
          </table:table-cell>
          <table:table-cell table:style-name="ACE-7" table:formula="of:=[.J2]" office:value-type="float" office:value="660" calcext:value-type="float">
            <text:p>660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2" office:value-type="string" calcext:value-type="string">
            <text:p>연속횟수</text:p>
          </table:table-cell>
          <table:table-cell table:style-name="ce26" table:formula="of:=[.E3]" office:value-type="date" office:date-value="2019-02-08" calcext:value-type="date">
            <text:p>2/8</text:p>
          </table:table-cell>
          <table:table-cell table:style-name="ce26" table:formula="of:=[.F3]" office:value-type="date" office:date-value="2019-02-01" calcext:value-type="date">
            <text:p>2/1</text:p>
          </table:table-cell>
          <table:table-cell table:style-name="ce26" table:formula="of:=[.G3]" office:value-type="date" office:date-value="2019-01-25" calcext:value-type="date">
            <text:p>1/25</text:p>
          </table:table-cell>
          <table:table-cell table:style-name="ce26" table:formula="of:=[.H3]" office:value-type="date" office:date-value="2019-01-18" calcext:value-type="date">
            <text:p>1/18</text:p>
          </table:table-cell>
          <table:table-cell table:style-name="ce26" table:formula="of:=[.I3]" office:value-type="date" office:date-value="2019-01-11" calcext:value-type="date">
            <text:p>1/11</text:p>
          </table:table-cell>
          <table:table-cell table:style-name="ce26" table:formula="of:=[.J3]" office:value-type="date" office:date-value="2019-01-04" calcext:value-type="date">
            <text:p>1/4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ALLY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BUTA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CHEMI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DORiS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GURU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JAZZ</text:p>
          </table:table-cell>
          <table:table-cell table:style-name="ACE-6"/>
          <table:table-cell table:style-name="ACE-7" table:number-columns-repeated="4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JB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JOHN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KACHI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KONZ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MILKTEA48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RANIA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RAYMOND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SIAM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SPA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SUSAN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SUN1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SUN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TONY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Yumi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네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도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디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이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을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을향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가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간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강바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강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걸스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검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겐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겐지지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겨울사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경숙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고구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고객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고바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고아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골드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굿가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굿데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권성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권쭈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귀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레이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그레이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리니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리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그린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글라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기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기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기쁨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김소정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까르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까치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깜찍이짱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꽃별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꾸니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꾼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꿈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끌로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그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르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린</text:p>
          </table:table-cell>
          <table:table-cell table:style-name="ACE-6"/>
          <table:table-cell table:style-name="ACE-7" table:number-columns-repeated="4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린이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무향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방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비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오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이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나이쑤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남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남자향기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너구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널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네바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네오칼</text:p>
          </table:table-cell>
          <table:table-cell table:style-name="ACE-6"/>
          <table:table-cell table:style-name="ACE-7" table:number-columns-repeated="4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네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노마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노을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늘푸른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니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니콜(AJM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니콜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니하오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니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롱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이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마고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정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다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단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달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대니(T)</text:p>
          </table:table-cell>
          <table:table-cell table:style-name="ACE-6"/>
          <table:table-cell table:style-name="ACE-7" table:number-columns-repeated="4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대마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대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댄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더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던킨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데니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데레사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데보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데이빗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데이지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도니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도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도로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도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돌맹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돌비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돌핀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동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동심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꺼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둥차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둥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마게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두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듀앳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들바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딤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땅콩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땐써99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뗀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디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떼2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라2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라미정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라라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이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이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이언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일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라임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파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티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라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러블리꼬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럭비공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래니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레니짱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래딕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드열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리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미인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레오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이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인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인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레인보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도스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라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망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베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로이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ROY7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즈메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즈버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로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롤렉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롤리타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롱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롱허리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루나할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나영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루(T)</text:p>
          </table:table-cell>
          <table:table-cell table:style-name="ACE-6"/>
          <table:table-cell table:style-name="ACE-7" table:number-columns-repeated="4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시아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시아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아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안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카스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미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리아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아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오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리즈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차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카</text:p>
          </table:table-cell>
          <table:table-cell table:style-name="ACE-6"/>
          <table:table-cell table:style-name="ACE-7" table:number-columns-repeated="4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리티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린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린다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링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가렛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라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루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르소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리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마리엔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린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린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이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이클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타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타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틸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마틴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말리지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맘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망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매드애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머큐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머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멋진인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멋진찰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멋찐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명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미5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메이로즈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이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메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멜라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니카(분당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니카(강남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니카(압구정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니카8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모닝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모터스맨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스크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모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몬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몰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몰맹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못생긴멋쟁이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몽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사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스타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스탕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시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무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묵향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문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뭉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뮤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뮬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나리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란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리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래아빠(T)</text:p>
          </table:table-cell>
          <table:table-cell table:style-name="ACE-6"/>
          <table:table-cell table:style-name="ACE-7" table:number-columns-repeated="4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서명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미쉘2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아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어캣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미카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민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민턴짱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네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라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람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람의전설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바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박정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반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배네딕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백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백합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뱅기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버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버디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라짱1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라짱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베리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리믹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베이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베이비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베이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벨 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별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벨리카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벨리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드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보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복덩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볼로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볼론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볼뱅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분홍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라이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라이언(T)</text:p>
          </table:table-cell>
          <table:table-cell table:style-name="ACE-6"/>
          <table:table-cell table:style-name="ACE-7" table:number-columns-repeated="4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래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래리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브루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랙로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랙캣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(M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베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세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스카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루오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블링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비ee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비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비안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비안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에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욘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비해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빅초이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빅토리아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빌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빌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빠리쟝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뽀글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뽀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랑비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사랑비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마타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이먼</text:p>
          </table:table-cell>
          <table:table-cell table:style-name="ACE-6"/>
          <table:table-cell table:style-name="ACE-7" table:number-columns-repeated="4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사이먼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사파이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살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상그레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샐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생감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샤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샤론(분당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샤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샤이니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샤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샬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서태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선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설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설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섬진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성처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성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레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미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이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세인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셀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소나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소라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소리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소피아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손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2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3 (EZ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4 (EZ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5 (EZ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손님6 (EZ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솜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송송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수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수혀니</text:p>
          </table:table-cell>
          <table:table-cell table:style-name="ACE-6"/>
          <table:table-cell table:style-name="ACE-7" table:number-columns-repeated="4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순남기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쉐라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숙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슈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미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스미스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위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스칼렛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캇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스테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텔라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스텔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텔라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티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티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티븐(T)</text:p>
          </table:table-cell>
          <table:table-cell table:style-name="ACE-6"/>
          <table:table-cell table:style-name="ACE-7" table:number-columns-repeated="4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페이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스핀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승리바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승짱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승짱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시나신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시너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시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시바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디(T)</text:p>
          </table:table-cell>
          <table:table-cell table:style-name="ACE-6"/>
          <table:table-cell table:style-name="ACE-7" table:number-columns-repeated="4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토불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숙영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신혜리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심심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쌔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29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써니짱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쎄러데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쏘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쏘울피리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쏘피아(살사로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씨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씨엘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가샤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아난타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네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니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니트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담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레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르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리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리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만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이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이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이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쥬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즈라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아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안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안나친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안재석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알레그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알렉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알렉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알파치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앙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애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애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앤3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앨리스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앨리(T)</text:p>
          </table:table-cell>
          <table:table-cell table:style-name="ACE-6"/>
          <table:table-cell table:style-name="ACE-7" table:number-columns-repeated="4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앨리스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앨버트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앨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야누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야누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야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얌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양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어리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얼음공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언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엄지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에리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퀴너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채송화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에디곽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에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엔돌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엘라카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엘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셔누(엘리스)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리스(T)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리자벳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리자벳(압구정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엘리카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비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엘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엘파소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우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우인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왕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자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여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서진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생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영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연탱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영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예진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드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오드리(byun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로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오회말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보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케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오키토키(T)</text:p>
          </table:table-cell>
          <table:table-cell table:style-name="ACE-6"/>
          <table:table-cell table:style-name="ACE-7" table:number-columns-repeated="4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옥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온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온이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올리비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옹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요세피나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욜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욜로(T)</text:p>
          </table:table-cell>
          <table:table-cell table:style-name="ACE-6"/>
          <table:table-cell table:style-name="ACE-7" table:number-columns-repeated="4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와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와우바우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와주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완소타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용파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우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운짱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울라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워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원더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원조킹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월드컵번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웨스턴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윈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윌리엄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니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유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제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쾌한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유토피아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유현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육당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윤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윤진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윤진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은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은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은혜로운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락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본</text:p>
          </table:table-cell>
          <table:table-cell table:style-name="ACE-6"/>
          <table:table-cell table:style-name="ACE-7" table:number-columns-repeated="4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사도라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석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은영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정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이형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인도인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인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자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자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자애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자유로운늑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자뽀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작은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잔테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잡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장산곶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재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재키(Jackie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저그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저스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전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전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전효숙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정완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정웅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정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제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니짱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제로스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미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시카1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J(제이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이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인^^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제인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화이트(제인2)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인3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제이미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임스 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임스2</text:p>
          </table:table-cell>
          <table:table-cell table:style-name="ACE-6"/>
          <table:table-cell table:style-name="ACE-7" table:number-columns-repeated="4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제임스K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제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제프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젤라또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조각가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나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슈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조혜영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졸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죠이(T)</text:p>
          </table:table-cell>
          <table:table-cell table:style-name="ACE-6"/>
          <table:table-cell table:style-name="ACE-7" table:number-columns-repeated="4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주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당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주작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주치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준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(안경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(매너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아로보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엣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줄리엣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중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쥬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쥬스 <text:s text:c="2"/>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쥬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쥬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쥬리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즐거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노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니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바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지현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 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II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달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진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짱짱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짱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찌니찌니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차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찰스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챨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찰리와초콜릿공장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찰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찰스홍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참나이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처음처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천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천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청우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청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체리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체이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초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초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초이사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최진형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최할리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추사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축복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촌닭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추공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추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춤바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춤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춤추는 짱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치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친구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카론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를로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리스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멜레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카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카오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카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칸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칸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커드(T)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캐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이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이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케이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켄드릭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켈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켈리(T)</text:p>
          </table:table-cell>
          <table:table-cell table:style-name="ACE-6"/>
          <table:table-cell table:style-name="ACE-7" table:number-columns-repeated="4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코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코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코코(EZ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콜롬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쿠바여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크리스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크리스틴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크리스틴정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클릭</text:p>
          </table:table-cell>
          <table:table-cell table:style-name="ACE-6"/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키싱구라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키이스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킹크랩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타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태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태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탱고헨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테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테레사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테리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테리우스 (M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테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텐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터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토오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토요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톰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투덜이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투미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트라볼타</text:p>
          </table:table-cell>
          <table:table-cell table:style-name="ACE-6"/>
          <table:table-cell table:style-name="ACE-7" table:number-columns-repeated="4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티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티파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라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랑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스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베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파이드로스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이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파크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패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패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평택살사단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포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포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포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포카혼탁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폭스(T)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른하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들공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우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푸우하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풀향기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품바댁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풍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퓨우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프랭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플라워</text:p>
          </table:table-cell>
          <table:table-cell table:style-name="ACE-6"/>
          <table:table-cell table:style-name="ACE-7" table:number-columns-repeated="4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어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어라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피오니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죤2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피터팬</text:p>
          </table:table-cell>
          <table:table-cell table:style-name="ACE-6"/>
          <table:table-cell table:style-name="ACE-7" table:number-columns-repeated="4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피피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필립(New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필소굿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필통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핑크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바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랑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3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에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짱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루짱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야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얀늑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이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이윈드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이츄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처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하하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한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한방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한사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향기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리</text:p>
          </table:table-cell>
          <table:table-cell table:style-name="ACE-6"/>
          <table:table-cell table:style-name="ACE-7" table:number-columns-repeated="4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사랑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임달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피현진(T)</text:p>
          </table:table-cell>
          <table:table-cell table:style-name="ACE-6"/>
          <table:table-cell table:style-name="ACE-7" table:number-columns-repeated="4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해피현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햇님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햇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행복이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허니짱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허브센트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헝그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헤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헬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현지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혜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호크(T)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호테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홍당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홍반장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호프한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환한마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환희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환희사랑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황진이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ACE-6"/>
          <table:table-cell table:style-name="ACE-6" office:value-type="string" calcext:value-type="string">
            <text:p>황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후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후니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흑진주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히딩코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6"/>
          <table:table-cell table:style-name="ACE-6" office:value-type="string" calcext:value-type="string">
            <text:p>히비스</text:p>
          </table:table-cell>
          <table:table-cell table:style-name="ACE-6"/>
          <table:table-cell table:style-name="ACE-7" table:number-columns-repeated="4"/>
          <table:table-cell table:style-name="ce22" table:number-columns-repeated="3"/>
          <table:table-cell table:number-columns-repeated="1014"/>
        </table:table-row>
        <table:table-row table:style-name="ro2" table:visibility="filter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8:.E1962])" office:value-type="float" office:value="83" calcext:value-type="float">
            <text:p>83</text:p>
          </table:table-cell>
          <table:table-cell table:style-name="ACE-3" table:formula="of:=SUM([.F1058:.F1962])" office:value-type="float" office:value="67" calcext:value-type="float">
            <text:p>67</text:p>
          </table:table-cell>
          <table:table-cell table:style-name="ACE-3" table:formula="of:=SUM([.G1058:.G1962])" office:value-type="float" office:value="83" calcext:value-type="float">
            <text:p>83</text:p>
          </table:table-cell>
          <table:table-cell table:style-name="ACE-3" table:formula="of:=SUM([.H1058:.H1962])" office:value-type="float" office:value="89" calcext:value-type="float">
            <text:p>89</text:p>
          </table:table-cell>
          <table:table-cell table:style-name="ACE-3" table:formula="of:=SUM([.I1058:.I1962])" office:value-type="float" office:value="68" calcext:value-type="float">
            <text:p>68</text:p>
          </table:table-cell>
          <table:table-cell table:style-name="ACE-3" table:formula="of:=SUM([.J1058:.J1962])" office:value-type="float" office:value="76" calcext:value-type="float">
            <text:p>76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046605">
          <table:table-cell table:number-columns-repeated="1024"/>
        </table:table-row>
        <table:table-row table:style-name="ro2" table:number-rows-repeated="2">
          <table:table-cell table:style-name="Gnumeric-default" table:number-columns-repeated="4"/>
          <table:table-cell/>
          <table:table-cell table:style-name="Gnumeric-default" table:number-columns-repeated="1019"/>
        </table:table-row>
        <table:table-row table:style-name="ro2" table:number-rows-repeated="3">
          <table:table-cell table:style-name="Gnumeric-default" table:number-columns-repeated="1024"/>
        </table:table-row>
        <table:table-row table:style-name="ro2">
          <table:table-cell table:style-name="Gnumeric-default"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7:.$AO$1053"/>
        </table:named-expressions>
        <calcext:conditional-formats>
          <calcext:conditional-format calcext:target-range-address="'2019'.D1056:'2019'.D1057 '2019'.H1058:'2019'.J1962 '2019'.D258:'2019'.J1053">
            <calcext:condition calcext:apply-style-name="Gnumeric-1" calcext:value="=5" calcext:base-cell-address="'2019'.D258"/>
          </calcext:conditional-format>
        </calcext:conditional-formats>
      </table:table>
      <table:table table:name="665정모" table:style-name="ta2" table:print-ranges="665정모.A1:665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4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바다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카수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포숭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스칼렛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리화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보름달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리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채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행크무디</text:p>
          </table:table-cell>
          <table:table-cell table:style-name="ACE-35" office:value-type="string" calcext:value-type="string">
            <text:p>매너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럭비공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하랑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루스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34" office:value-type="string" calcext:value-type="string">
            <text:p>샐리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SUSAN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그레이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남자향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너구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늘푸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니하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데레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데이빗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라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라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레니짱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레오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로이</text:p>
          </table:table-cell>
          <table:table-cell table:style-name="ACE-7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ROY7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롱허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루나할로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리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리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린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마리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메이로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모닝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모터스맨</text:p>
          </table:table-cell>
          <table:table-cell table:style-name="ACE-7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미쉘2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버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베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베이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베이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비ee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빅초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빅토리아</text:p>
          </table:table-cell>
          <table:table-cell table:style-name="ACE-7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사랑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사이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샤이니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셀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손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스미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스칼렛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스테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스텔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시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쏘울피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아난타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앨버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엘라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엘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엘리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엘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오드리(byun)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오회말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와우바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유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유토피아</text:p>
          </table:table-cell>
          <table:table-cell table:style-name="ACE-7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윤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은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자애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자뽀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전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제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제로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제인</text:p>
          </table:table-cell>
          <table:table-cell table:style-name="ACE-7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제이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4" calcext:value-type="float">
            <text:p>64</text:p>
          </table:table-cell>
          <table:table-cell table:style-name="ACE-6" office:value-type="string" calcext:value-type="string">
            <text:p>제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5" calcext:value-type="float">
            <text:p>65</text:p>
          </table:table-cell>
          <table:table-cell table:style-name="ACE-6" office:value-type="string" calcext:value-type="string">
            <text:p>제프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6" calcext:value-type="float">
            <text:p>66</text:p>
          </table:table-cell>
          <table:table-cell table:style-name="ACE-6" office:value-type="string" calcext:value-type="string">
            <text:p>젤라또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7" calcext:value-type="float">
            <text:p>67</text:p>
          </table:table-cell>
          <table:table-cell table:style-name="ACE-6" office:value-type="string" calcext:value-type="string">
            <text:p>조각가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8" calcext:value-type="float">
            <text:p>68</text:p>
          </table:table-cell>
          <table:table-cell table:style-name="ACE-6" office:value-type="string" calcext:value-type="string">
            <text:p>주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9" calcext:value-type="float">
            <text:p>69</text:p>
          </table:table-cell>
          <table:table-cell table:style-name="ACE-6" office:value-type="string" calcext:value-type="string">
            <text:p>주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0" calcext:value-type="float">
            <text:p>70</text:p>
          </table:table-cell>
          <table:table-cell table:style-name="ACE-6" office:value-type="string" calcext:value-type="string">
            <text:p>짱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1" calcext:value-type="float">
            <text:p>71</text:p>
          </table:table-cell>
          <table:table-cell table:style-name="ACE-6" office:value-type="string" calcext:value-type="string">
            <text:p>청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2" calcext:value-type="float">
            <text:p>72</text:p>
          </table:table-cell>
          <table:table-cell table:style-name="ACE-6" office:value-type="string" calcext:value-type="string">
            <text:p>초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3" calcext:value-type="float">
            <text:p>73</text:p>
          </table:table-cell>
          <table:table-cell table:style-name="ACE-6" office:value-type="string" calcext:value-type="string">
            <text:p>카론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4" calcext:value-type="float">
            <text:p>74</text:p>
          </table:table-cell>
          <table:table-cell table:style-name="ACE-6" office:value-type="string" calcext:value-type="string">
            <text:p>켄드릭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5" calcext:value-type="float">
            <text:p>75</text:p>
          </table:table-cell>
          <table:table-cell table:style-name="ACE-6" office:value-type="string" calcext:value-type="string">
            <text:p>테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6" calcext:value-type="float">
            <text:p>76</text:p>
          </table:table-cell>
          <table:table-cell table:style-name="ACE-6" office:value-type="string" calcext:value-type="string">
            <text:p>파이드로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7" calcext:value-type="float">
            <text:p>77</text:p>
          </table:table-cell>
          <table:table-cell table:style-name="ACE-6" office:value-type="string" calcext:value-type="string">
            <text:p>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8" calcext:value-type="float">
            <text:p>78</text:p>
          </table:table-cell>
          <table:table-cell table:style-name="ACE-6" office:value-type="string" calcext:value-type="string">
            <text:p>피오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9" calcext:value-type="float">
            <text:p>79</text:p>
          </table:table-cell>
          <table:table-cell table:style-name="ACE-6" office:value-type="string" calcext:value-type="string">
            <text:p>피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0" calcext:value-type="float">
            <text:p>80</text:p>
          </table:table-cell>
          <table:table-cell table:style-name="ACE-6" office:value-type="string" calcext:value-type="string">
            <text:p>필통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1" calcext:value-type="float">
            <text:p>81</text:p>
          </table:table-cell>
          <table:table-cell table:style-name="ACE-6" office:value-type="string" calcext:value-type="string">
            <text:p>행복이</text:p>
          </table:table-cell>
          <table:table-cell table:style-name="ACE-7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82" calcext:value-type="float">
            <text:p>82</text:p>
          </table:table-cell>
          <table:table-cell table:style-name="ACE-6" office:value-type="string" calcext:value-type="string">
            <text:p>홍당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3" calcext:value-type="float">
            <text:p>83</text:p>
          </table:table-cell>
          <table:table-cell table:style-name="ACE-6" office:value-type="string" calcext:value-type="string">
            <text:p>황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4" calcext:value-type="float">
            <text:p>8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5" calcext:value-type="float">
            <text:p>8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6" calcext:value-type="float">
            <text:p>86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7" calcext:value-type="float">
            <text:p>87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8" calcext:value-type="float">
            <text:p>8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89" calcext:value-type="float">
            <text:p>8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0" calcext:value-type="float">
            <text:p>9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1" calcext:value-type="float">
            <text:p>9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2" calcext:value-type="float">
            <text:p>9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3" calcext:value-type="float">
            <text:p>9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4" calcext:value-type="float">
            <text:p>9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5" calcext:value-type="float">
            <text:p>9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6" calcext:value-type="float">
            <text:p>96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7" calcext:value-type="float">
            <text:p>97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8" calcext:value-type="float">
            <text:p>9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4">
          <table:table-cell table:style-name="ACE-35" office:value-type="float" office:value="99" calcext:value-type="float">
            <text:p>9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65정모.$A$1" table:cell-range-address="$665정모.A1:.C167"/>
          <table:named-expression table:name="Sheet_Title" table:base-cell-address="$665정모.$A$1" table:expression="&quot;664정모&quot;"/>
          <table:named-range table:name="_xlnm_Print_Area" table:base-cell-address="$665정모.$A$1" table:cell-range-address="$665정모.$A$1:.$C$167"/>
        </table:named-expressions>
        <calcext:conditional-formats>
          <calcext:conditional-format calcext:target-range-address="665정모.C54:665정모.C167">
            <calcext:condition calcext:apply-style-name="Gnumeric-5" calcext:value="=5" calcext:base-cell-address="665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G$1057:.$J$1963"/>
      </table:named-expressions>
      <table:database-ranges>
        <table:database-range table:name="__Anonymous_Sheet_DB__0" table:target-range-address="'2019'.A1056:'2019'.J1963" table:display-filter-buttons="true">
          <table:filter>
            <table:filter-and>
              <table:filter-condition table:field-number="4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00/00/00</text:date>, <text:time style:data-style-name="N2" text:time-value="15:22:52.213143924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19:27:22.802033338</dc:date>
    <meta:print-date>2019-01-30T05:35:14Z</meta:print-date>
    <meta:creation-date>2018-01-02T08:59:47Z</meta:creation-date>
    <meta:editing-cycles>11</meta:editing-cycles>
    <meta:editing-duration>PT58M26S</meta:editing-duration>
    <meta:generator>LibreOffice/6.1.4.2$Linux_X86_64 LibreOffice_project/10$Build-2</meta:generator>
    <meta:initial-creator>User</meta:initial-creator>
    <meta:document-statistic meta:table-count="2" meta:cell-count="5096" meta:object-count="0"/>
    <meta:user-defined meta:name="AppVersion">16.0300</meta:user-defined>
  </office:meta>
</office:document-meta>
</file>